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4.101cm" style:rel-column-width="15991*"/>
    </style:style>
    <style:style style:name="Table2.B" style:family="table-column">
      <style:table-column-properties style:column-width="4.498cm" style:rel-column-width="17539*"/>
    </style:style>
    <style:style style:name="Table2.C" style:family="table-column">
      <style:table-column-properties style:column-width="4.006cm" style:rel-column-width="15620*"/>
    </style:style>
    <style:style style:name="Table2.D" style:family="table-column">
      <style:table-column-properties style:column-width="4.202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8a2f"/>
    </style:style>
    <style:style style:name="P2" style:family="paragraph" style:parent-style-name="Table_20_Contents">
      <style:text-properties style:font-name="Helvetica" officeooo:rsid="000de120" officeooo:paragraph-rsid="001b8a2f"/>
    </style:style>
    <style:style style:name="P3" style:family="paragraph" style:parent-style-name="Table_20_Contents">
      <style:text-properties style:font-name="Helvetica" style:text-underline-style="solid" style:text-underline-width="auto" style:text-underline-color="font-color" fo:font-weight="bold" officeooo:rsid="000de120" officeooo:paragraph-rsid="001b8a2f" style:font-weight-asian="bold" style:font-weight-complex="bold"/>
    </style:style>
    <style:style style:name="P4" style:family="paragraph" style:parent-style-name="Table_20_Contents">
      <style:text-properties style:font-name="Helvetica" style:text-underline-style="solid" style:text-underline-width="auto" style:text-underline-color="font-color" officeooo:rsid="000de120" officeooo:paragraph-rsid="001b8a2f"/>
    </style:style>
    <style:style style:name="P5" style:family="paragraph" style:parent-style-name="Table_20_Contents">
      <style:text-properties style:font-name="Helvetica" style:text-underline-style="none" officeooo:rsid="000de120" officeooo:paragraph-rsid="001b8a2f"/>
    </style:style>
    <style:style style:name="P6" style:family="paragraph" style:parent-style-name="Table_20_Contents">
      <style:text-properties style:font-name="Helvetica" fo:font-weight="bold" officeooo:rsid="000de120" officeooo:paragraph-rsid="001b8a2f" style:font-weight-asian="bold" style:font-weight-complex="bold"/>
    </style:style>
    <style:style style:name="P7" style:family="paragraph" style:parent-style-name="Table_20_Contents">
      <style:text-properties style:font-name="Helvetica" fo:font-weight="normal" officeooo:rsid="000de120" officeooo:paragraph-rsid="001b8a2f" style:font-weight-asian="normal" style:font-weight-complex="normal"/>
    </style:style>
    <style:style style:name="P8" style:family="paragraph" style:parent-style-name="Table_20_Contents">
      <style:text-properties style:font-name="Helvetica" officeooo:paragraph-rsid="001b8a2f"/>
    </style:style>
    <style:style style:name="P9" style:family="paragraph" style:parent-style-name="Table_20_Contents" style:list-style-name="L1">
      <style:text-properties style:font-name="Helvetica" fo:font-weight="normal" officeooo:rsid="000eb5f2" officeooo:paragraph-rsid="001b8a2f" style:font-weight-asian="normal" style:font-weight-complex="normal"/>
    </style:style>
    <style:style style:name="P10" style:family="paragraph" style:parent-style-name="Table_20_Contents" style:list-style-name="L2">
      <style:text-properties style:font-name="Helvetica" fo:font-weight="normal" officeooo:rsid="000eb5f2" officeooo:paragraph-rsid="001b8a2f" style:font-weight-asian="normal" style:font-weight-complex="normal"/>
    </style:style>
    <style:style style:name="P11" style:family="paragraph" style:parent-style-name="Table_20_Contents" style:list-style-name="L3">
      <style:text-properties style:font-name="Helvetica" fo:font-weight="normal" officeooo:rsid="000eb5f2" officeooo:paragraph-rsid="001b8a2f" style:font-weight-asian="normal" style:font-weight-complex="normal"/>
    </style:style>
    <style:style style:name="P12" style:family="paragraph" style:parent-style-name="Table_20_Contents">
      <style:text-properties style:font-name="Helvetica" fo:font-weight="normal" officeooo:rsid="000de120" officeooo:paragraph-rsid="001b8a2f" style:font-weight-asian="normal" style:font-weight-complex="normal"/>
    </style:style>
    <style:style style:name="P13" style:family="paragraph" style:parent-style-name="Table_20_Contents" style:list-style-name="L4">
      <style:text-properties style:font-name="Helvetica" fo:font-weight="normal" officeooo:rsid="0020b5ff" officeooo:paragraph-rsid="0020b5ff" style:font-weight-asian="normal" style:font-weight-complex="normal"/>
    </style:style>
    <style:style style:name="P14" style:family="paragraph" style:parent-style-name="Table_20_Contents" style:list-style-name="L5">
      <style:text-properties style:font-name="Helvetica" fo:font-weight="normal" officeooo:rsid="0020b5ff" officeooo:paragraph-rsid="0020b5ff" style:font-weight-asian="normal" style:font-weight-complex="normal"/>
    </style:style>
    <style:style style:name="P15" style:family="paragraph" style:parent-style-name="Table_20_Contents">
      <style:text-properties style:font-name="Helvetica" fo:font-weight="normal" officeooo:rsid="0020b5ff" officeooo:paragraph-rsid="0020b5ff" style:font-weight-asian="normal" style:font-weight-complex="normal"/>
    </style:style>
    <style:style style:name="P16" style:family="paragraph" style:parent-style-name="Table_20_Contents">
      <style:text-properties style:font-name="Helvetica" officeooo:rsid="0020b5ff" officeooo:paragraph-rsid="0020b5ff"/>
    </style:style>
    <style:style style:name="P17" style:family="paragraph" style:parent-style-name="Table_20_Contents">
      <style:text-properties style:font-name="Helvetica" fo:font-weight="bold" officeooo:rsid="000de120" officeooo:paragraph-rsid="001b8a2f" style:font-weight-asian="bold" style:font-weight-complex="bold"/>
    </style:style>
    <style:style style:name="P18" style:family="paragraph" style:parent-style-name="Table_20_Contents">
      <style:text-properties style:font-name="Helvetica" fo:font-weight="bold" officeooo:rsid="0020b5ff" officeooo:paragraph-rsid="0020b5ff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7cf0"/>
    </style:style>
    <style:style style:name="T3" style:family="text">
      <style:text-properties style:text-position="0% 100%" fo:font-weight="normal" officeooo:rsid="001cd9f8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d9f8"/>
    </style:style>
    <style:style style:name="T7" style:family="text">
      <style:text-properties officeooo:rsid="001d7cf0"/>
    </style:style>
    <style:style style:name="T8" style:family="text">
      <style:text-properties officeooo:rsid="0020b5ff"/>
    </style:style>
    <style:style style:name="T9" style:family="text">
      <style:text-properties officeooo:rsid="0020d5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ject Name: Retail Web Turnkey</text:p>
            <text:p text:style-name="P2">Date: Friday <text:span text:style-name="T8">4</text:span><text:span text:style-name="T1">th</text:span> August 2017</text:p>
            <text:p text:style-name="P2">Reporting Period: <text:span text:style-name="T7">Monday 31</text:span><text:span text:style-name="T2">st</text:span><text:span text:style-name="T1"> </text:span><text:span text:style-name="T3">July</text:span> – Sunday <text:span text:style-name="T6">6</text:span><text:span text:style-name="T1">th</text:span> August 2017</text:p>
          </table:table-cell>
        </table:table-row>
        <table:table-row>
          <table:table-cell table:style-name="Table1.A2" office:value-type="string">
            <text:p text:style-name="P3">Administrative Checks<text:span text:style-name="T4">:</text:span></text:p>
            <text:p text:style-name="P4"/>
            <text:p text:style-name="P5">Target total hours to date: </text:p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8"/>
                </table:table-cell>
                <table:table-cell table:style-name="Table2.A1" office:value-type="string">
                  <text:p text:style-name="P2">James Owens</text:p>
                </table:table-cell>
                <table:table-cell table:style-name="Table2.A1" office:value-type="string">
                  <text:p text:style-name="P2">Mark Omadto</text:p>
                </table:table-cell>
                <table:table-cell table:style-name="Table2.D1" office:value-type="string">
                  <text:p text:style-name="P2">Tom Misikea</text:p>
                </table:table-cell>
              </table:table-row>
              <table:table-row>
                <table:table-cell table:style-name="Table2.A2" office:value-type="string">
                  <text:p text:style-name="P2">Timecard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Total Hours to date:</text:p>
                </table:table-cell>
                <table:table-cell table:style-name="Table2.A2" office:value-type="string">
                  <text:p text:style-name="P16">36.0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ersonal log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roject Diary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</table:table>
            <text:p text:style-name="P5"/>
            <text:p text:style-name="P4"><text:span text:style-name="T5">Allocated Duties</text:span>:</text:p>
            <text:p text:style-name="P5">Backups taken:</text:p>
            <text:p text:style-name="P5">Backups tested:</text:p>
          </table:table-cell>
        </table:table-row>
        <table:table-row>
          <table:table-cell table:style-name="Table1.A2" office:value-type="string">
            <text:p text:style-name="P6">Work Completed this reporting period: </text:p>
            <text:p text:style-name="P7">James: </text:p>
            <text:list xml:id="list3152600733002088550" text:style-name="L4">
              <text:list-item>
                <text:p text:style-name="P13">Project proposal</text:p>
                <text:p text:style-name="P13">Total Hours: 13.0</text:p>
              </text:list-item>
            </text:list>
            <text:list xml:id="list3542531834682442509" text:style-name="L1">
              <text:list-header>
                <text:p text:style-name="P9"/>
              </text:list-header>
            </text:list>
            <text:p text:style-name="P7">Mark:</text:p>
            <text:list xml:id="list5886959996239366653" text:style-name="L2">
              <text:list-header>
                <text:p text:style-name="P10"/>
              </text:list-header>
            </text:list>
            <text:p text:style-name="P7">Tom:</text:p>
            <text:list xml:id="list5158933169562940021" text:style-name="L3">
              <text:list-header>
                <text:p text:style-name="P11"/>
              </text:list-header>
            </text:list>
          </table:table-cell>
        </table:table-row>
        <table:table-row>
          <table:table-cell table:style-name="Table1.A2" office:value-type="string">
            <text:p text:style-name="P6">Work to complete for next reporting period:</text:p>
            <text:p text:style-name="P7">James:</text:p>
            <text:list xml:id="list6010390077869566038" text:style-name="L5">
              <text:list-item>
                <text:p text:style-name="P14">Have the proposal reviewed and revised.</text:p>
              </text:list-item>
              <text:list-item>
                <text:p text:style-name="P14">Continue research into web technologies for the turnkey.</text:p>
                <text:p text:style-name="P14">Target total hours: 25-30</text:p>
              </text:list-item>
            </text:list>
            <text:p text:style-name="P7">Mark: </text:p>
            <text:p text:style-name="P7">Tom:</text:p>
          </table:table-cell>
        </table:table-row>
        <table:table-row>
          <table:table-cell table:style-name="Table1.A2" office:value-type="string">
            <text:p text:style-name="P6">What’s going well:</text:p>
            <text:p text:style-name="P18">James:</text:p>
            <text:p text:style-name="P15">The proposal is finally done, although a little late. It will be reviewed and revised next week.</text:p>
            <text:p text:style-name="P18"/>
          </table:table-cell>
        </table:table-row>
        <table:table-row>
          <table:table-cell table:style-name="Table1.A2" office:value-type="string">
            <text:p text:style-name="P6">What’s not going well:</text:p>
            <text:p text:style-name="P18">James:</text:p>
            <text:p text:style-name="P15">I’m struggling to clock in a sufficient number of hours. This is due to poor time management and personal <text:span text:style-name="T9">problems.</text:span></text:p>
          </table:table-cell>
        </table:table-row>
        <table:table-row>
          <table:table-cell table:style-name="Table1.A2" office:value-type="string">
            <text:p text:style-name="P6"/>
            <text:p text:style-name="P6"/>
            <text:p text:style-name="P6"><text:soft-page-break/>Suggestions/issues:</text:p>
            <text:p text:style-name="P15">Those with low hours should aim to work on campus for a set number of hours, instead of at home.</text:p>
          </table:table-cell>
        </table:table-row>
        <table:table-row>
          <table:table-cell table:style-name="Table1.A2" office:value-type="string">
            <text:p text:style-name="P6">Project Changes:</text:p>
            <text:p text:style-name="P15">Non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02:26.234215504</meta:creation-date>
    <dc:date>2017-08-22T12:26:59.171539488</dc:date>
    <meta:editing-duration>PT1H13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2" meta:paragraph-count="42" meta:word-count="167" meta:character-count="981" meta:non-whitespace-character-count="856"/>
  </office:meta>
</office:document-meta>
</file>